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1cm" fo:min-width="1.53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2cm" fo:min-width="2.027cm"/>
    </style:style>
    <style:style style:name="gr3" style:family="graphic" style:parent-style-name="standard">
      <style:graphic-properties draw:stroke="none" svg:stroke-color="#000000" draw:fill="none" draw:fill-color="#ffffff" fo:min-height="1.49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1cm" fo:min-width="1.535cm"/>
    </style:style>
    <style:style style:name="gr9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10" style:family="graphic" style:parent-style-name="objectwithoutfill">
      <style:graphic-properties draw:stroke="dash" draw:stroke-dash="Fine_20_Dashed" svg:stroke-color="#ea7500" draw:fill="solid" draw:fill-color="#ff972f" draw:textarea-vertical-align="middle"/>
    </style:style>
    <style:style style:name="P1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2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P3" style:family="paragraph">
      <loext:graphic-properties draw:fill="solid" draw:fill-color="#ea7500"/>
      <style:paragraph-properties fo:text-align="center"/>
      <style:text-properties style:font-name="Nimbus Roman1" fo:font-size="18pt" fo:font-style="italic" style:font-size-asian="18pt" style:font-size-complex="18pt"/>
    </style:style>
    <style:style style:name="P4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5" style:family="paragraph">
      <loext:graphic-properties draw:fill="solid" draw:fill-color="#ff972f"/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text-position="0% 100%" style:font-name="Nimbus Roman1" fo:font-size="18pt" fo:font-style="italic" style:font-size-asian="18pt" style:font-size-complex="18pt"/>
    </style:style>
    <style:style style:name="T2" style:family="text">
      <style:text-properties style:text-position="33% 58%" style:font-name="Nimbus Roman1" fo:font-size="18pt" fo:font-style="italic" style:font-size-asian="18pt" style:font-size-complex="18pt"/>
    </style:style>
    <style:style style:name="T3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1" fo:font-size="18pt" fo:font-style="italic" style:font-size-asian="18pt" style:font-size-complex="18pt"/>
    </style:style>
    <style:style style:name="T5" style:family="text">
      <style:text-properties style:text-position="-33% 58%" style:font-name="Nimbus Roman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3cm" svg:height="1.711cm" svg:x="1.462cm" svg:y="10.184cm">
          <draw:text-box>
            <text:p><text:span text:style-name="T1">e</text:span><text:span text:style-name="T2">f</text:span><text:span text:style-name="T3">0</text:span></text:p>
          </draw:text-box>
        </draw:frame>
        <draw:frame draw:style-name="gr1" draw:text-style-name="P1" draw:layer="layout" svg:width="2.033cm" svg:height="1.711cm" svg:x="5.169cm" svg:y="10.184cm">
          <draw:text-box>
            <text:p><text:span text:style-name="T1">e</text:span><text:span text:style-name="T2">f</text:span><text:span text:style-name="T3">2</text:span></text:p>
          </draw:text-box>
        </draw:frame>
        <draw:frame draw:style-name="gr2" draw:text-style-name="P1" draw:layer="layout" svg:width="2.527cm" svg:height="1.492cm" svg:x="6.898cm" svg:y="10.334cm">
          <draw:text-box>
            <text:p><text:span text:style-name="T4">...</text:span></text:p>
          </draw:text-box>
        </draw:frame>
        <draw:frame draw:style-name="gr3" draw:text-style-name="P1" draw:layer="layout" svg:width="3.122cm" svg:height="1.749cm" svg:x="24.88cm" svg:y="10.146cm">
          <draw:text-box>
            <text:p><text:span text:style-name="T1">e</text:span><text:span text:style-name="T2">f</text:span><text:span text:style-name="T5">N</text:span></text:p>
          </draw:text-box>
        </draw:frame>
        <draw:custom-shape draw:style-name="gr4" draw:text-style-name="P2" draw:layer="layout" svg:width="0.193cm" svg:height="0.197cm" svg:x="3.905cm" svg:y="4.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94cm" svg:height="0.194cm" svg:x="1.939cm" svg:y="5.96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.941cm" svg:y1="3.355cm" svg:x2="2.047cm" svg:y2="6.056cm">
          <text:p/>
        </draw:line>
        <draw:custom-shape draw:style-name="gr5" draw:text-style-name="P3" draw:layer="layout" svg:width="0.195cm" svg:height="0.195cm" svg:x="5.848cm" svg:y="3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3cm" svg:height="0.194cm" svg:x="9.765cm" svg:y="4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6cm" svg:height="0.194cm" svg:x="13.67cm" svg:y="6.5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4cm" svg:height="0.195cm" svg:x="17.547cm" svg:y="4.7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8cm" svg:height="0.197cm" svg:x="25.357cm" svg:y="5.949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872cm" svg:y1="4.849cm" svg:x2="5.941cm" svg:y2="3.355cm">
          <text:p/>
        </draw:line>
        <draw:line draw:style-name="gr6" draw:text-style-name="P4" draw:layer="layout" svg:x1="13.757cm" svg:y1="6.66cm" svg:x2="9.872cm" svg:y2="4.848cm">
          <text:p/>
        </draw:line>
        <draw:line draw:style-name="gr6" draw:text-style-name="P4" draw:layer="layout" svg:x1="17.611cm" svg:y1="4.842cm" svg:x2="13.756cm" svg:y2="6.66cm">
          <text:p/>
        </draw:line>
        <draw:line draw:style-name="gr6" draw:text-style-name="P4" draw:layer="layout" svg:x1="21.565cm" svg:y1="7.058cm" svg:x2="17.65cm" svg:y2="4.827cm">
          <text:p/>
        </draw:line>
        <draw:line draw:style-name="gr6" draw:text-style-name="P4" draw:layer="layout" svg:x1="25.446cm" svg:y1="6.01cm" svg:x2="21.565cm" svg:y2="7.058cm">
          <text:p/>
        </draw:line>
        <draw:line draw:style-name="gr7" draw:text-style-name="P4" draw:layer="layout" svg:x1="2.047cm" svg:y1="9.062cm" svg:x2="25.465cm" svg:y2="9.062cm">
          <text:p/>
        </draw:line>
        <draw:line draw:style-name="gr7" draw:text-style-name="P4" draw:layer="layout" svg:x1="2.047cm" svg:y1="7.696cm" svg:x2="2.047cm" svg:y2="10.233cm">
          <text:p/>
        </draw:line>
        <draw:line draw:style-name="gr7" draw:text-style-name="P4" draw:layer="layout" svg:x1="3.999cm" svg:y1="7.696cm" svg:x2="3.999cm" svg:y2="10.233cm">
          <text:p/>
        </draw:line>
        <draw:line draw:style-name="gr7" draw:text-style-name="P4" draw:layer="layout" svg:x1="5.95cm" svg:y1="7.696cm" svg:x2="5.95cm" svg:y2="10.233cm">
          <text:p/>
        </draw:line>
        <draw:line draw:style-name="gr7" draw:text-style-name="P4" draw:layer="layout" svg:x1="7.902cm" svg:y1="7.696cm" svg:x2="7.902cm" svg:y2="10.233cm">
          <text:p/>
        </draw:line>
        <draw:line draw:style-name="gr7" draw:text-style-name="P4" draw:layer="layout" svg:x1="9.853cm" svg:y1="7.696cm" svg:x2="9.853cm" svg:y2="10.233cm">
          <text:p/>
        </draw:line>
        <draw:line draw:style-name="gr7" draw:text-style-name="P4" draw:layer="layout" svg:x1="11.805cm" svg:y1="7.696cm" svg:x2="11.805cm" svg:y2="10.233cm">
          <text:p/>
        </draw:line>
        <draw:line draw:style-name="gr7" draw:text-style-name="P4" draw:layer="layout" svg:x1="13.756cm" svg:y1="7.696cm" svg:x2="13.756cm" svg:y2="10.233cm">
          <text:p/>
        </draw:line>
        <draw:line draw:style-name="gr7" draw:text-style-name="P4" draw:layer="layout" svg:x1="15.708cm" svg:y1="7.696cm" svg:x2="15.708cm" svg:y2="10.233cm">
          <text:p/>
        </draw:line>
        <draw:line draw:style-name="gr7" draw:text-style-name="P4" draw:layer="layout" svg:x1="17.659cm" svg:y1="7.696cm" svg:x2="17.659cm" svg:y2="10.233cm">
          <text:p/>
        </draw:line>
        <draw:line draw:style-name="gr7" draw:text-style-name="P4" draw:layer="layout" svg:x1="19.611cm" svg:y1="7.696cm" svg:x2="19.611cm" svg:y2="10.233cm">
          <text:p/>
        </draw:line>
        <draw:line draw:style-name="gr7" draw:text-style-name="P4" draw:layer="layout" svg:x1="21.562cm" svg:y1="7.696cm" svg:x2="21.562cm" svg:y2="10.233cm">
          <text:p/>
        </draw:line>
        <draw:line draw:style-name="gr7" draw:text-style-name="P4" draw:layer="layout" svg:x1="23.514cm" svg:y1="7.696cm" svg:x2="23.514cm" svg:y2="10.233cm">
          <text:p/>
        </draw:line>
        <draw:line draw:style-name="gr7" draw:text-style-name="P4" draw:layer="layout" svg:x1="25.465cm" svg:y1="7.696cm" svg:x2="25.465cm" svg:y2="10.233cm">
          <text:p/>
        </draw:line>
        <draw:custom-shape draw:style-name="gr4" draw:text-style-name="P2" draw:layer="layout" svg:width="0.196cm" svg:height="0.195cm" svg:x="7.819cm" svg:y="3.9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4cm" svg:height="0.194cm" svg:x="11.704cm" svg:y="5.66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5cm" svg:height="0.195cm" svg:x="15.619cm" svg:y="5.6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4cm" svg:height="0.194cm" svg:x="19.522cm" svg:y="5.8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6cm" svg:height="0.194cm" svg:x="23.43cm" svg:y="6.42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95cm" svg:height="0.193cm" svg:x="21.469cm" svg:y="6.94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5cm" svg:height="1.711cm" svg:x="3.239cm" svg:y="10.184cm">
          <draw:text-box>
            <text:p><text:span text:style-name="T1">e</text:span><text:span text:style-name="T2">f</text:span><text:span text:style-name="T3">1</text:span></text:p>
          </draw:text-box>
        </draw:frame>
        <draw:custom-shape draw:style-name="gr5" draw:text-style-name="P3" draw:layer="layout" svg:width="0.197cm" svg:height="0.196cm" svg:x="3.907cm" svg:y="6.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4.002cm" svg:y1="6.306cm" svg:x2="2.047cm" svg:y2="6.056cm">
          <text:p/>
        </draw:line>
        <draw:line draw:style-name="gr9" draw:text-style-name="P3" draw:layer="layout" svg:x1="5.941cm" svg:y1="3.355cm" svg:x2="4.002cm" svg:y2="6.307cm">
          <text:p/>
        </draw:line>
        <draw:custom-shape draw:style-name="gr5" draw:text-style-name="P3" draw:layer="layout" svg:width="0.195cm" svg:height="0.196cm" svg:x="7.815cm" svg:y="0.4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.902cm" svg:y1="0.515cm" svg:x2="5.941cm" svg:y2="3.355cm">
          <text:p/>
        </draw:line>
        <draw:line draw:style-name="gr9" draw:text-style-name="P3" draw:layer="layout" svg:x1="9.872cm" svg:y1="4.849cm" svg:x2="7.902cm" svg:y2="0.474cm">
          <text:p/>
        </draw:line>
        <draw:custom-shape draw:style-name="gr5" draw:text-style-name="P3" draw:layer="layout" svg:width="0.193cm" svg:height="0.194cm" svg:x="11.708cm" svg:y="7.4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1.802cm" svg:y1="7.508cm" svg:x2="9.872cm" svg:y2="4.85cm">
          <text:p/>
        </draw:line>
        <draw:line draw:style-name="gr9" draw:text-style-name="P3" draw:layer="layout" svg:x1="13.757cm" svg:y1="6.661cm" svg:x2="11.802cm" svg:y2="7.508cm">
          <text:p/>
        </draw:line>
        <draw:custom-shape draw:style-name="gr5" draw:text-style-name="P3" draw:layer="layout" svg:width="0.196cm" svg:height="0.196cm" svg:x="15.625cm" svg:y="1.2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95cm" svg:height="0.196cm" svg:x="19.528cm" svg:y="1.1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96cm" svg:height="0.198cm" svg:x="23.437cm" svg:y="4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7.65cm" svg:y1="4.827cm" svg:x2="19.614cm" svg:y2="1.285cm">
          <text:p/>
        </draw:line>
        <draw:line draw:style-name="gr10" draw:text-style-name="P5" draw:layer="layout" svg:x1="21.565cm" svg:y1="7.058cm" svg:x2="19.614cm" svg:y2="1.285cm">
          <text:p/>
        </draw:line>
        <draw:line draw:style-name="gr9" draw:text-style-name="P3" draw:layer="layout" svg:x1="21.565cm" svg:y1="7.058cm" svg:x2="23.532cm" svg:y2="4.258cm">
          <text:p/>
        </draw:line>
        <draw:line draw:style-name="gr9" draw:text-style-name="P3" draw:layer="layout" svg:x1="25.447cm" svg:y1="6.01cm" svg:x2="23.532cm" svg:y2="4.258cm">
          <text:p/>
        </draw:line>
        <draw:line draw:style-name="gr9" draw:text-style-name="P3" draw:layer="layout" svg:x1="17.652cm" svg:y1="4.827cm" svg:x2="15.713cm" svg:y2="1.305cm">
          <text:p/>
        </draw:line>
        <draw:line draw:style-name="gr9" draw:text-style-name="P3" draw:layer="layout" svg:x1="13.756cm" svg:y1="6.663cm" svg:x2="15.712cm" svg:y2="1.3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08:28.512077401</dc:date>
    <meta:editing-duration>PT2H12M14S</meta:editing-duration>
    <meta:editing-cycles>58</meta:editing-cycles>
    <meta:generator>LibreOffice/6.3.2.2$MacOSX_X86_64 LibreOffice_project/98b30e735bda24bc04ab42594c85f7fd8be07b9c</meta:generator>
    <meta:document-statistic meta:object-count="56"/>
  </office:meta>
</office:document-meta>
</file>